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8.8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rcuda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05722946ns or 0.405722946s</text:p>
          </table:table-cell>
          <table:table-cell table:number-columns-repeated="3"/>
          <table:table-cell office:value-type="float" office:value="405722946" calcext:value-type="float">
            <text:p>405722946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office:value-type="float" office:value="400251614" calcext:value-type="float">
            <text:p>400251614</text:p>
          </table:table-cell>
        </table:table-row>
        <table:table-row table:style-name="ro1">
          <table:table-cell office:value-type="string" calcext:value-type="string">
            <text:p>Time elapsed was 400251614ns or 0.400251614s</text:p>
          </table:table-cell>
          <table:table-cell table:number-columns-repeated="3"/>
          <table:table-cell office:value-type="float" office:value="397765730" calcext:value-type="float">
            <text:p>397765730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office:value-type="float" office:value="395924593" calcext:value-type="float">
            <text:p>395924593</text:p>
          </table:table-cell>
        </table:table-row>
        <table:table-row table:style-name="ro1">
          <table:table-cell office:value-type="string" calcext:value-type="string">
            <text:p>Time elapsed was 397765730ns or 0.397765730s</text:p>
          </table:table-cell>
          <table:table-cell table:number-columns-repeated="3"/>
          <table:table-cell office:value-type="float" office:value="391810514" calcext:value-type="float">
            <text:p>391810514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office:value-type="float" office:value="389619685" calcext:value-type="float">
            <text:p>389619685</text:p>
          </table:table-cell>
        </table:table-row>
        <table:table-row table:style-name="ro1">
          <table:table-cell office:value-type="string" calcext:value-type="string">
            <text:p>Time elapsed was 395924593ns or 0.395924593s</text:p>
          </table:table-cell>
          <table:table-cell table:number-columns-repeated="3"/>
          <table:table-cell office:value-type="float" office:value="404187141" calcext:value-type="float">
            <text:p>404187141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office:value-type="float" office:value="392434491" calcext:value-type="float">
            <text:p>392434491</text:p>
          </table:table-cell>
        </table:table-row>
        <table:table-row table:style-name="ro1">
          <table:table-cell office:value-type="string" calcext:value-type="string">
            <text:p>Time elapsed was 391810514ns or 0.391810514s</text:p>
          </table:table-cell>
          <table:table-cell table:number-columns-repeated="3"/>
          <table:table-cell office:value-type="float" office:value="404827934" calcext:value-type="float">
            <text:p>404827934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office:value-type="float" office:value="400139560" calcext:value-type="float">
            <text:p>400139560</text:p>
          </table:table-cell>
        </table:table-row>
        <table:table-row table:style-name="ro1">
          <table:table-cell office:value-type="string" calcext:value-type="string">
            <text:p>Time elapsed was 389619685ns or 0.3896196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/>
          <table:table-cell table:formula="of:=AVERAGE([.E2:.E11])" office:value-type="float" office:value="398268420.8" calcext:value-type="float">
            <text:p>398268420.8</text:p>
          </table:table-cell>
        </table:table-row>
        <table:table-row table:style-name="ro1">
          <table:table-cell office:value-type="string" calcext:value-type="string">
            <text:p>Time elapsed was 404187141ns or 0.40418714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392434491ns or 0.39243449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04827934ns or 0.40482793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300000</text:p>
          </table:table-cell>
          <table:table-cell office:value-type="string" calcext:value-type="string">
            <text:p>23.320000 with error 9.59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400139560ns or 0.400139560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12:51:07.000071302</dc:date>
    <meta:editing-duration>PT2M1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